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4.098cm"/>
    </style:style>
    <style:style style:name="gr2" style:family="graphic" style:parent-style-name="standard">
      <style:graphic-properties draw:textarea-horizontal-align="justify" draw:textarea-vertical-align="middle" draw:auto-grow-height="false" fo:min-height="1.514cm" fo:min-width="4.538cm"/>
    </style:style>
    <style:style style:name="gr3" style:family="graphic" style:parent-style-name="standard">
      <style:graphic-properties draw:textarea-horizontal-align="justify" draw:textarea-vertical-align="middle" draw:auto-grow-height="false" fo:min-height="2.084cm" fo:min-width="4.45cm"/>
    </style:style>
    <style:style style:name="gr4" style:family="graphic" style:parent-style-name="standard">
      <style:graphic-properties draw:textarea-horizontal-align="justify" draw:textarea-vertical-align="middle" draw:auto-grow-height="false" fo:min-height="1.576cm" fo:min-width="3.782cm"/>
    </style:style>
    <style:style style:name="gr5" style:family="graphic" style:parent-style-name="standard">
      <style:graphic-properties draw:textarea-horizontal-align="justify" draw:textarea-vertical-align="middle" draw:auto-grow-height="false" fo:min-height="3.25cm" fo:min-width="6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4.0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5cm" svg:height="4.1cm" svg:x="9.3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cm" svg:height="2.8cm" svg:x="6cm" svg:y="7cm">
          <text:p text:style-name="P1">Wpisz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6" draw:id="id6" draw:layer="layout" svg:width="7cm" svg:height="3.3cm" svg:x="5.6cm" svg:y="24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6.8cm" svg:height="2.9cm" svg:x="7.6cm" svg:y="11.1cm">
          <text:p text:style-name="P1">Wpisz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4" draw:id="id4" draw:layer="layout" svg:width="7.2cm" svg:height="3.5cm" svg:x="4.2cm" svg:y="14.8cm">
          <text:p text:style-name="P1">z=y+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2.55cm" svg:y1="5.4cm" svg:x2="10cm" svg:y2="7cm" draw:start-shape="id1" draw:start-glue-point="8" draw:end-shape="id2" svg:d="M12550 5400l-2550 1600" svg:viewBox="0 0 2551 1601">
          <text:p/>
        </draw:connector>
        <draw:connector draw:style-name="gr6" draw:text-style-name="P2" draw:layer="layout" draw:type="line" svg:x1="9cm" svg:y1="9.8cm" svg:x2="11cm" svg:y2="11.1cm" draw:start-shape="id2" draw:start-glue-point="7" draw:end-shape="id3" draw:end-glue-point="5" svg:d="M9000 9800l2000 1300" svg:viewBox="0 0 2001 1301">
          <text:p/>
        </draw:connector>
        <draw:connector draw:style-name="gr6" draw:text-style-name="P2" draw:layer="layout" draw:type="line" svg:x1="10.15cm" svg:y1="14cm" svg:x2="7.8cm" svg:y2="14.8cm" draw:start-shape="id3" draw:start-glue-point="7" draw:end-shape="id4" svg:d="M10150 14000l-2350 800" svg:viewBox="0 0 2351 801">
          <text:p/>
        </draw:connector>
        <draw:custom-shape draw:style-name="gr7" draw:text-style-name="P1" xml:id="id5" draw:id="id5" draw:layer="layout" svg:width="7.2cm" svg:height="2.7cm" svg:x="4.1cm" svg:y="19.6cm">
          <text:p text:style-name="P1">Pokaż z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7.8cm" svg:y1="18.3cm" svg:x2="7.7cm" svg:y2="19.6cm" draw:start-shape="id4" draw:start-glue-point="2" draw:end-shape="id5" draw:end-glue-point="5" svg:d="M7800 18300l-100 1300" svg:viewBox="0 0 101 1301">
          <text:p/>
        </draw:connector>
        <draw:connector draw:style-name="gr6" draw:text-style-name="P2" draw:layer="layout" draw:type="line" svg:x1="7.7cm" svg:y1="22.3cm" svg:x2="9.1cm" svg:y2="24.9cm" draw:start-shape="id5" draw:start-glue-point="8" draw:end-shape="id6" svg:d="M7700 22300l1400 2600" svg:viewBox="0 0 14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1:51.988516874</meta:creation-date>
    <dc:date>2019-09-12T11:33:39.615688291</dc:date>
    <meta:editing-duration>PT11M47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